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bd33e"/>
    </style:style>
    <style:style style:name="P2" style:family="paragraph" style:parent-style-name="Standard">
      <style:text-properties officeooo:paragraph-rsid="001c785a"/>
    </style:style>
    <style:style style:name="P3" style:family="paragraph" style:parent-style-name="Standard">
      <style:text-properties fo:font-weight="bold" officeooo:paragraph-rsid="001c785a" style:font-weight-asian="bold" style:font-weight-complex="bold"/>
    </style:style>
    <style:style style:name="P4" style:family="paragraph" style:parent-style-name="Standard">
      <style:text-properties fo:font-weight="bold" officeooo:paragraph-rsid="001bd33e" style:font-weight-asian="bold" style:font-weight-complex="bold"/>
    </style:style>
    <style:style style:name="P5" style:family="paragraph" style:parent-style-name="Standard">
      <style:text-properties fo:font-weight="bold" officeooo:paragraph-rsid="001e0fe6" style:font-weight-asian="bold" style:font-weight-complex="bold"/>
    </style:style>
    <style:style style:name="P6" style:family="paragraph" style:parent-style-name="Standard">
      <style:text-properties fo:font-weight="bold" officeooo:paragraph-rsid="001f4bd0" style:font-weight-asian="bold" style:font-weight-complex="bold"/>
    </style:style>
    <style:style style:name="P7" style:family="paragraph" style:parent-style-name="Standard">
      <style:text-properties fo:font-weight="bold" officeooo:paragraph-rsid="00239e69" style:font-weight-asian="bold" style:font-weight-complex="bold"/>
    </style:style>
    <style:style style:name="P8" style:family="paragraph" style:parent-style-name="Standard">
      <style:text-properties fo:font-weight="bold" officeooo:paragraph-rsid="00248564" style:font-weight-asian="bold" style:font-weight-complex="bold"/>
    </style:style>
    <style:style style:name="P9" style:family="paragraph" style:parent-style-name="Standard">
      <style:text-properties fo:font-weight="bold" officeooo:paragraph-rsid="0022d4e8" style:font-weight-asian="bold" style:font-weight-complex="bold"/>
    </style:style>
    <style:style style:name="P10" style:family="paragraph" style:parent-style-name="Standard">
      <style:text-properties fo:font-weight="bold" officeooo:rsid="00248564" officeooo:paragraph-rsid="00248564" style:font-weight-asian="bold" style:font-weight-complex="bold"/>
    </style:style>
    <style:style style:name="P11" style:family="paragraph" style:parent-style-name="Standard">
      <style:text-properties fo:font-weight="bold" officeooo:paragraph-rsid="0025ed8b" style:font-weight-asian="bold" style:font-weight-complex="bold"/>
    </style:style>
    <style:style style:name="P12" style:family="paragraph" style:parent-style-name="Standard">
      <style:text-properties fo:font-weight="bold" officeooo:rsid="0025ed8b" officeooo:paragraph-rsid="0025ed8b" style:font-weight-asian="bold" style:font-weight-complex="bold"/>
    </style:style>
    <style:style style:name="P13" style:family="paragraph" style:parent-style-name="Standard">
      <style:text-properties fo:font-weight="bold" officeooo:paragraph-rsid="0027bd11" style:font-weight-asian="bold" style:font-weight-complex="bold"/>
    </style:style>
    <style:style style:name="P14" style:family="paragraph" style:parent-style-name="Standard">
      <style:text-properties fo:font-weight="bold" officeooo:paragraph-rsid="002a4946" style:font-weight-asian="bold" style:font-weight-complex="bold"/>
    </style:style>
    <style:style style:name="P15" style:family="paragraph" style:parent-style-name="Standard">
      <style:text-properties fo:font-weight="bold" officeooo:rsid="001bd33e" officeooo:paragraph-rsid="001bd33e" style:font-weight-asian="bold" style:font-weight-complex="bold"/>
    </style:style>
    <style:style style:name="P16" style:family="paragraph" style:parent-style-name="Standard">
      <style:text-properties fo:font-weight="bold" officeooo:rsid="001e0fe6" officeooo:paragraph-rsid="001e0fe6" style:font-weight-asian="bold" style:font-weight-complex="bold"/>
    </style:style>
    <style:style style:name="P17" style:family="paragraph" style:parent-style-name="Standard">
      <style:text-properties fo:font-weight="bold" officeooo:rsid="001f4bd0" officeooo:paragraph-rsid="001f4bd0" style:font-weight-asian="bold" style:font-weight-complex="bold"/>
    </style:style>
    <style:style style:name="P18" style:family="paragraph" style:parent-style-name="Standard">
      <style:text-properties fo:font-weight="bold" officeooo:rsid="00239e69" officeooo:paragraph-rsid="00239e69" style:font-weight-asian="bold" style:font-weight-complex="bold"/>
    </style:style>
    <style:style style:name="P19" style:family="paragraph" style:parent-style-name="Standard">
      <style:text-properties fo:font-weight="bold" officeooo:rsid="0022d4e8" officeooo:paragraph-rsid="00248564" style:font-weight-asian="bold" style:font-weight-complex="bold"/>
    </style:style>
    <style:style style:name="P20" style:family="paragraph" style:parent-style-name="Standard">
      <style:text-properties fo:font-weight="bold" officeooo:rsid="0027bd11" officeooo:paragraph-rsid="001bd33e" style:font-weight-asian="bold" style:font-weight-complex="bold"/>
    </style:style>
    <style:style style:name="P21" style:family="paragraph" style:parent-style-name="Standard">
      <style:text-properties officeooo:paragraph-rsid="001e0fe6"/>
    </style:style>
    <style:style style:name="P22" style:family="paragraph" style:parent-style-name="Standard">
      <style:text-properties officeooo:paragraph-rsid="00248564"/>
    </style:style>
    <style:style style:name="P23" style:family="paragraph" style:parent-style-name="Standard">
      <style:text-properties officeooo:rsid="00248564" officeooo:paragraph-rsid="00248564"/>
    </style:style>
    <style:style style:name="P24" style:family="paragraph" style:parent-style-name="Standard">
      <style:text-properties officeooo:rsid="00248564" officeooo:paragraph-rsid="001c785a"/>
    </style:style>
    <style:style style:name="P25" style:family="paragraph" style:parent-style-name="Standard">
      <style:text-properties fo:font-style="italic" officeooo:rsid="00248564" officeooo:paragraph-rsid="00248564" style:font-style-asian="italic" style:font-style-complex="italic"/>
    </style:style>
    <style:style style:name="P26" style:family="paragraph" style:parent-style-name="Standard">
      <style:text-properties fo:font-style="italic" officeooo:rsid="00248564" officeooo:paragraph-rsid="0024cbc7" style:font-style-asian="italic" style:font-style-complex="italic"/>
    </style:style>
    <style:style style:name="P27" style:family="paragraph" style:parent-style-name="Standard">
      <style:text-properties fo:font-style="italic" officeooo:rsid="00248564" officeooo:paragraph-rsid="0024fa77" style:font-style-asian="italic" style:font-style-complex="italic"/>
    </style:style>
    <style:style style:name="P28" style:family="paragraph" style:parent-style-name="Standard">
      <style:text-properties fo:font-style="italic" officeooo:rsid="00248564" officeooo:paragraph-rsid="0025ed8b" style:font-style-asian="italic" style:font-style-complex="italic"/>
    </style:style>
    <style:style style:name="P29" style:family="paragraph" style:parent-style-name="Standard">
      <style:text-properties fo:font-style="italic" officeooo:rsid="00248564" officeooo:paragraph-rsid="0027bd11" style:font-style-asian="italic" style:font-style-complex="italic"/>
    </style:style>
    <style:style style:name="P30" style:family="paragraph" style:parent-style-name="Standard">
      <style:text-properties fo:font-style="italic" officeooo:rsid="00248564" officeooo:paragraph-rsid="0029a4c4" style:font-style-asian="italic" style:font-style-complex="italic"/>
    </style:style>
    <style:style style:name="P31" style:family="paragraph" style:parent-style-name="Standard">
      <style:text-properties fo:font-style="italic" officeooo:rsid="00248564" officeooo:paragraph-rsid="002a4946" style:font-style-asian="italic" style:font-style-complex="italic"/>
    </style:style>
    <style:style style:name="P32" style:family="paragraph" style:parent-style-name="Standard">
      <style:text-properties officeooo:rsid="0024cbc7" officeooo:paragraph-rsid="0024cbc7"/>
    </style:style>
    <style:style style:name="P33" style:family="paragraph" style:parent-style-name="Standard">
      <style:text-properties officeooo:paragraph-rsid="0024cbc7"/>
    </style:style>
    <style:style style:name="P34" style:family="paragraph" style:parent-style-name="Standard">
      <style:text-properties officeooo:rsid="0024fa77" officeooo:paragraph-rsid="0024fa77"/>
    </style:style>
    <style:style style:name="P35" style:family="paragraph" style:parent-style-name="Standard">
      <style:text-properties officeooo:paragraph-rsid="0024fa77"/>
    </style:style>
    <style:style style:name="P36" style:family="paragraph" style:parent-style-name="Standard">
      <style:text-properties officeooo:paragraph-rsid="0025ed8b"/>
    </style:style>
    <style:style style:name="P37" style:family="paragraph" style:parent-style-name="Standard">
      <style:text-properties officeooo:rsid="0025ed8b" officeooo:paragraph-rsid="0025ed8b"/>
    </style:style>
    <style:style style:name="P38" style:family="paragraph" style:parent-style-name="Standard">
      <style:text-properties officeooo:rsid="0025ed8b" officeooo:paragraph-rsid="0027bd11"/>
    </style:style>
    <style:style style:name="P39" style:family="paragraph" style:parent-style-name="Standard">
      <style:text-properties officeooo:rsid="0025ed8b" officeooo:paragraph-rsid="0029a4c4"/>
    </style:style>
    <style:style style:name="P40" style:family="paragraph" style:parent-style-name="Standard">
      <style:text-properties officeooo:rsid="0025ed8b" officeooo:paragraph-rsid="002a4946"/>
    </style:style>
    <style:style style:name="P41" style:family="paragraph" style:parent-style-name="Standard">
      <style:text-properties officeooo:paragraph-rsid="0027bd11"/>
    </style:style>
    <style:style style:name="P42" style:family="paragraph" style:parent-style-name="Standard">
      <style:text-properties officeooo:rsid="0027bd11" officeooo:paragraph-rsid="0027bd11"/>
    </style:style>
    <style:style style:name="P43" style:family="paragraph" style:parent-style-name="Standard">
      <style:text-properties officeooo:rsid="0029a4c4" officeooo:paragraph-rsid="0029a4c4"/>
    </style:style>
    <style:style style:name="P44" style:family="paragraph" style:parent-style-name="Standard">
      <style:text-properties officeooo:rsid="002a4946" officeooo:paragraph-rsid="002a4946"/>
    </style:style>
    <style:style style:name="P45" style:family="paragraph" style:parent-style-name="Standard">
      <style:text-properties fo:font-style="normal" fo:font-weight="bold" officeooo:rsid="002a4946" officeooo:paragraph-rsid="002a4946" style:font-style-asian="normal" style:font-weight-asian="bold" style:font-style-complex="normal" style:font-weight-complex="bold"/>
    </style:style>
    <style:style style:name="P46" style:family="paragraph" style:parent-style-name="Standard">
      <style:text-properties officeooo:rsid="001bd33e" officeooo:paragraph-rsid="001bd33e"/>
    </style:style>
    <style:style style:name="P47" style:family="paragraph" style:parent-style-name="Standard">
      <style:text-properties officeooo:rsid="001c785a" officeooo:paragraph-rsid="001c785a"/>
    </style:style>
    <style:style style:name="P48" style:family="paragraph" style:parent-style-name="Standard">
      <style:text-properties officeooo:rsid="001e0fe6" officeooo:paragraph-rsid="001e0fe6"/>
    </style:style>
    <style:style style:name="P49" style:family="paragraph" style:parent-style-name="Standard">
      <style:text-properties officeooo:rsid="0022d4e8" officeooo:paragraph-rsid="0022d4e8"/>
    </style:style>
    <style:style style:name="P50"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paragraph-rsid="001c785a"/>
    </style:style>
    <style:style style:name="P51"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tyle="italic" officeooo:rsid="00248564" officeooo:paragraph-rsid="00248564" style:font-style-asian="italic" style:font-style-complex="italic"/>
    </style:style>
    <style:style style:name="P52"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tyle="italic" officeooo:rsid="002d7b53" officeooo:paragraph-rsid="002d7b53" style:font-style-asian="italic" style:font-style-complex="italic"/>
    </style:style>
    <style:style style:name="P53"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tyle="italic" officeooo:rsid="002f2a24" officeooo:paragraph-rsid="002f2a24" style:font-style-asian="italic" style:font-style-complex="italic"/>
    </style:style>
    <style:style style:name="P54"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tyle="italic" officeooo:rsid="003f7ab7" officeooo:paragraph-rsid="003f7ab7" style:font-style-asian="italic" style:font-style-complex="italic"/>
    </style:style>
    <style:style style:name="P55"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248564" officeooo:paragraph-rsid="00248564"/>
    </style:style>
    <style:style style:name="P56"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248564" officeooo:paragraph-rsid="0024cbc7"/>
    </style:style>
    <style:style style:name="P57"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248564" officeooo:paragraph-rsid="0024fa77"/>
    </style:style>
    <style:style style:name="P58"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248564" officeooo:paragraph-rsid="0025ed8b"/>
    </style:style>
    <style:style style:name="P59"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248564" officeooo:paragraph-rsid="0027bd11"/>
    </style:style>
    <style:style style:name="P60"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248564" officeooo:paragraph-rsid="0029a4c4"/>
    </style:style>
    <style:style style:name="P61"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248564" officeooo:paragraph-rsid="002a4946"/>
    </style:style>
    <style:style style:name="P62"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2f2a24" officeooo:paragraph-rsid="002f2a24"/>
    </style:style>
    <style:style style:name="P63"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2ff24e" officeooo:paragraph-rsid="002ff24e"/>
    </style:style>
    <style:style style:name="P64"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31bb2b" officeooo:paragraph-rsid="0031bb2b"/>
    </style:style>
    <style:style style:name="P65"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31bb96" officeooo:paragraph-rsid="0031bb96"/>
    </style:style>
    <style:style style:name="P66"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32bcfa" officeooo:paragraph-rsid="0032bcfa"/>
    </style:style>
    <style:style style:name="P67"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3590dd" officeooo:paragraph-rsid="003590dd"/>
    </style:style>
    <style:style style:name="P68"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363115" officeooo:paragraph-rsid="00363115"/>
    </style:style>
    <style:style style:name="P69"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3668d0" officeooo:paragraph-rsid="003668d0"/>
    </style:style>
    <style:style style:name="P70"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383151" officeooo:paragraph-rsid="00383151"/>
    </style:style>
    <style:style style:name="P71"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39b4d8" officeooo:paragraph-rsid="0039b4d8"/>
    </style:style>
    <style:style style:name="P72"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3a7bf0" officeooo:paragraph-rsid="003a7bf0"/>
    </style:style>
    <style:style style:name="P73"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3b909f" officeooo:paragraph-rsid="003b909f"/>
    </style:style>
    <style:style style:name="P74"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3d0ec0" officeooo:paragraph-rsid="003d0ec0"/>
    </style:style>
    <style:style style:name="P75"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3de4f4" officeooo:paragraph-rsid="003de4f4"/>
    </style:style>
    <style:style style:name="P76"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3f7ab7" officeooo:paragraph-rsid="003f7ab7"/>
    </style:style>
    <style:style style:name="P77"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3f8987" officeooo:paragraph-rsid="003f8987"/>
    </style:style>
    <style:style style:name="P78"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402870" officeooo:paragraph-rsid="00402870"/>
    </style:style>
    <style:style style:name="P79"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4118dc" officeooo:paragraph-rsid="004118dc"/>
    </style:style>
    <style:style style:name="P80"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421ad6" officeooo:paragraph-rsid="00421ad6"/>
    </style:style>
    <style:style style:name="P81"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42ca00" officeooo:paragraph-rsid="0042ca00"/>
    </style:style>
    <style:style style:name="P82"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43ea95" officeooo:paragraph-rsid="0043ea95"/>
    </style:style>
    <style:style style:name="P83"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44014b" officeooo:paragraph-rsid="0044014b"/>
    </style:style>
    <style:style style:name="P84"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officeooo:rsid="0044014b" officeooo:paragraph-rsid="0044014b" style:font-weight-asian="normal" style:font-weight-complex="normal"/>
    </style:style>
    <style:style style:name="P85"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officeooo:rsid="00444c74" officeooo:paragraph-rsid="00444c74" style:font-weight-asian="normal" style:font-weight-complex="normal"/>
    </style:style>
    <style:style style:name="P86"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46d121" officeooo:paragraph-rsid="0046d121"/>
    </style:style>
    <style:style style:name="P87"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479cb3" officeooo:paragraph-rsid="00479cb3"/>
    </style:style>
    <style:style style:name="P88"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48c1f2" officeooo:paragraph-rsid="0048c1f2"/>
    </style:style>
    <style:style style:name="P89"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4a939b" officeooo:paragraph-rsid="004a939b"/>
    </style:style>
    <style:style style:name="P90"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4bb0f8" officeooo:paragraph-rsid="004bb0f8"/>
    </style:style>
    <style:style style:name="P91"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text-underline-style="none" officeooo:rsid="004bb0f8" officeooo:paragraph-rsid="004bb0f8"/>
    </style:style>
    <style:style style:name="P92"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4c864b" officeooo:paragraph-rsid="004c864b"/>
    </style:style>
    <style:style style:name="P93"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4db9a2" officeooo:paragraph-rsid="004db9a2"/>
    </style:style>
    <style:style style:name="P94"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4ecaee" officeooo:paragraph-rsid="004ecaee"/>
    </style:style>
    <style:style style:name="P95"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4fcc73" officeooo:paragraph-rsid="004fcc73"/>
    </style:style>
    <style:style style:name="P96"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bold" officeooo:rsid="004fcc73" officeooo:paragraph-rsid="004fcc73" style:font-weight-asian="bold" style:font-weight-complex="bold"/>
    </style:style>
    <style:style style:name="P97"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bold" officeooo:rsid="00525f91" officeooo:paragraph-rsid="00525f91" style:font-weight-asian="bold" style:font-weight-complex="bold"/>
    </style:style>
    <style:style style:name="P98"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516168" officeooo:paragraph-rsid="00516168"/>
    </style:style>
    <style:style style:name="P99"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51ea80" officeooo:paragraph-rsid="0051ea80"/>
    </style:style>
    <style:style style:name="P100"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525f91" officeooo:paragraph-rsid="00525f91"/>
    </style:style>
    <style:style style:name="P101"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543b49" officeooo:paragraph-rsid="00543b49"/>
    </style:style>
    <style:style style:name="P102"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bold" officeooo:rsid="0044014b" officeooo:paragraph-rsid="0044014b" style:font-weight-asian="bold" style:font-weight-complex="bold"/>
    </style:style>
    <style:style style:name="P103"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bold" officeooo:rsid="00590dba" officeooo:paragraph-rsid="00590dba" style:font-weight-asian="bold" style:font-weight-complex="bold"/>
    </style:style>
    <style:style style:name="P104"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567163" officeooo:paragraph-rsid="00567163"/>
    </style:style>
    <style:style style:name="P105"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57d91d" officeooo:paragraph-rsid="0057d91d"/>
    </style:style>
    <style:style style:name="P106"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590dba" officeooo:paragraph-rsid="00590dba"/>
    </style:style>
    <style:style style:name="P107"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5970b6" officeooo:paragraph-rsid="005970b6"/>
    </style:style>
    <style:style style:name="P108"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5a54b3" officeooo:paragraph-rsid="005a54b3"/>
    </style:style>
    <style:style style:name="P109"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5bf7cd" officeooo:paragraph-rsid="005bf7cd"/>
    </style:style>
    <style:style style:name="T1" style:family="text">
      <style:text-properties officeooo:rsid="001bd33e"/>
    </style:style>
    <style:style style:name="T2" style:family="text">
      <style:text-properties officeooo:rsid="001c785a"/>
    </style:style>
    <style:style style:name="T3" style:family="text">
      <style:text-properties officeooo:rsid="001e0fe6"/>
    </style:style>
    <style:style style:name="T4" style:family="text">
      <style:text-properties officeooo:rsid="001f4bd0"/>
    </style:style>
    <style:style style:name="T5" style:family="text">
      <style:text-properties officeooo:rsid="00239e69"/>
    </style:style>
    <style:style style:name="T6" style:family="text">
      <style:text-properties officeooo:rsid="00248564"/>
    </style:style>
    <style:style style:name="T7" style:family="text">
      <style:text-properties officeooo:rsid="0024fa77"/>
    </style:style>
    <style:style style:name="T8" style:family="text">
      <style:text-properties officeooo:rsid="0025ed8b"/>
    </style:style>
    <style:style style:name="T9" style:family="text">
      <style:text-properties officeooo:rsid="0027bd11"/>
    </style:style>
    <style:style style:name="T10" style:family="text">
      <style:text-properties officeooo:rsid="0029a4c4"/>
    </style:style>
    <style:style style:name="T11" style:family="text">
      <style:text-properties officeooo:rsid="002a4946"/>
    </style:style>
    <style:style style:name="T12" style:family="text">
      <style:text-properties fo:font-weight="bold" style:font-weight-asian="bold" style:font-weight-complex="bold"/>
    </style:style>
    <style:style style:name="T13" style:family="text">
      <style:text-properties officeooo:rsid="0030f97e"/>
    </style:style>
    <style:style style:name="T14" style:family="text">
      <style:text-properties officeooo:rsid="0032bcfa"/>
    </style:style>
    <style:style style:name="T15" style:family="text">
      <style:text-properties officeooo:rsid="00347774"/>
    </style:style>
    <style:style style:name="T16" style:family="text">
      <style:text-properties officeooo:rsid="003668d0"/>
    </style:style>
    <style:style style:name="T17" style:family="text">
      <style:text-properties fo:font-weight="normal" style:font-weight-asian="normal" style:font-weight-complex="normal"/>
    </style:style>
    <style:style style:name="T18" style:family="text">
      <style:text-properties officeooo:rsid="0048c1f2"/>
    </style:style>
    <style:style style:name="T19" style:family="text">
      <style:text-properties officeooo:rsid="0054c474"/>
    </style:style>
    <style:style style:name="T20" style:family="text">
      <style:text-properties officeooo:rsid="005a54b3"/>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Вопрос №1.</text:p>
      <text:p text:style-name="P4"><text:span text:style-name="T1">С</text:span>кажи себе что ты молодец что ты за это взялся</text:p>
      <text:p text:style-name="P1"/>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52">Умничка.</text:p>
      <text:p text:style-name="P52">Давай перерыв на пребывание рядом с ней и продолжим. Это не надолго.</text:p>
      <text:p text:style-name="P52"/>
      <text:p text:style-name="P52">К</text:p>
      <text:p text:style-name="P52"/>
      <text:p text:style-name="P53">вот. Видишь. И никому плохо от этого не стало. Выдумал блядь что либо ей либо маме. Сука твоя мать мымра по сравнению с Мусей.</text:p>
      <text:p text:style-name="P53">Выброси все эти грёбанные тряпки из своей комнаты. Задрало. Сколько можно говорить.</text:p>
      <text:p text:style-name="P53"/>
      <text:p text:style-name="P53">Вот завтра и вынесу.</text:p>
      <text:p text:style-name="P53"/>
      <text:p text:style-name="P53">Завтра завтра. Давай блядь через час вынеси.</text:p>
      <text:p text:style-name="P53"/>
      <text:p text:style-name="P53">Ладно.</text:p>
      <text:p text:style-name="P53"/>
      <text:p text:style-name="P53">Наконец-то. Иди.</text:p>
      <text:p text:style-name="P53">Только Муся тебя поддержала в твоих ночных прогулках, Киеве и всём прочем. Мать всегда была против. Пошла нахуй твоя мать.</text:p>
      <text:p text:style-name="P51"/>
      <text:p text:style-name="P51"/>
      <text:p text:style-name="P22"/>
      <text:p text:style-name="P46">Вопрос №2.</text:p>
      <text:p text:style-name="P4"><text:span text:style-name="T1">Шагом какого конвеера </text:span>оно является. </text:p>
      <text:p text:style-name="P15">Где начало и конец этого конвеера.</text:p>
      <text:p text:style-name="P15">На какой примерно позиции оно этого конвеера находится этот шаг.</text:p>
      <text:p text:style-name="P4">Т.е. посмотри на это как на функцию. </text:p>
      <text:p text:style-name="P4">И скажи:</text:p>
      <text:p text:style-name="P4">- <text:span text:style-name="T1">какие концепты </text:span>в <text:span text:style-name="T1">эту функцию входят </text:span>(в пространстве-времени)</text:p>
      <text:p text:style-name="P15">- какие концепты из неё выходят</text:p>
      <text:p text:style-name="P4">- какого топлива <text:span text:style-name="T1">эта функция требует</text:span></text:p>
      <text:p text:style-name="P4">- <text:span text:style-name="T1">каких </text:span>расходников <text:span text:style-name="T1">эта функция </text:span>требует.</text:p>
      <text:p text:style-name="P1">Т.е. восприми эту вещь как клей, связывающий то что “на входе” <text:span text:style-name="T1">с тем что “</text:span>на выходе”.</text:p>
      <text:p text:style-name="P1"><text:span text:style-name="T1">Т.е. посмотри то что “на входе” (А) и то что “на выходе” (Б) как разные шаги траектории “от А до Б”, а эту функцию увидь как функцию перемещения, и спроси “ЧТО перемещается от А до Б” (</text:span>может общая черта и т.п.)</text:p>
      <text:p text:style-name="P1">Математически, если эта “функция” (шаг <text:span text:style-name="T1">конвеера</text:span>) имеет несколько <text:span text:style-name="T1">возможных концептов “на входе” и </text:span>несколько <text:span text:style-name="T1">возможных вариантов “на выходе” </text:span>(исходов, <text:span text:style-name="T1">как в ситуации с несколькими возможными исходами</text:span>) – то её надо “параметрайзить” – <text:span text:style-name="T1">т.е. </text:span>выбрать систему координат, <text:span text:style-name="T1">с точки зрения которой у неё будет только один </text:span>вход и один выход <text:span text:style-name="T1">(пример – круг, который если описать через х^2 + y^2 = 1 то это функцие не будет, потому что квадрат – у каждого х и у - два исхода, “верх” и “низ” круга, а если описать через x = Rcos(alpha), y = Rsin(alpha) то у каждой комбинации R и alpha всего один исход (точка на круге)</text:span>.</text:p>
      <text:p text:style-name="P1"/>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
      <text:p text:style-name="P62">Она твоя родственница. ВЫБРОСИ ТРЯПКИ.</text:p>
      <text:p text:style-name="P62"/>
      <text:p text:style-name="P62">Та выброшу щас погоди пускай уснёт эта мымра.</text:p>
      <text:p text:style-name="P62"/>
      <text:p text:style-name="P62">Наконец-то. Одеяла тоже. Все до единого.</text:p>
      <text:p text:style-name="P62"/>
      <text:p text:style-name="P62">к. погоди. Даже зелёные?</text:p>
      <text:p text:style-name="P62"/>
      <text:p text:style-name="P62">да. а ты думал ими накрываться?</text:p>
      <text:p text:style-name="P62"/>
      <text:p text:style-name="P62">фу. нет.</text:p>
      <text:p text:style-name="P62"/>
      <text:p text:style-name="P62">Вот именно. Всё что “<text:span text:style-name="T12">фу нет</text:span>” - проект.</text:p>
      <text:p text:style-name="P62"/>
      <text:p text:style-name="P62">???</text:p>
      <text:p text:style-name="P62"/>
      <text:p text:style-name="P62">запиши.</text:p>
      <text:p text:style-name="P50"/>
      <text:p text:style-name="P50"/>
      <text:p text:style-name="P50"/>
      <text:p text:style-name="P23"/>
      <text:p text:style-name="P2"/>
      <text:p text:style-name="P47">Вопрос №3.</text:p>
      <text:p text:style-name="P3"><text:span text:style-name="T2">О</text:span>бщие черты чего оно модифицирует?</text:p>
      <text:p text:style-name="P1"/>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4"/>
      <text:p text:style-name="P63">Меня и мамы? Тандема? хз. Типа того. Заменитель детей. Между мной и матерью. Потому что свои мне не светят. Никогда.</text:p>
      <text:p text:style-name="P63"/>
      <text:p text:style-name="P63">Досадно не находишь? Такой классный тип как ты а размножаются всякие уроды.</text:p>
      <text:p text:style-name="P63"/>
      <text:p text:style-name="P63">да. досадно. Но Олька ради меня своё быдло под названием “семья” не бросит. Если только я не разрушу для неё концепт семьи. Не сделаю его тем что противоречит жизни. Что не является защитой тех кто становится жертвой тех кто не понял что такое жизнь.</text:p>
      <text:p text:style-name="P63">Короче семья это не жизнь. И дети это не жизнь. Намёк на это. Толстый. И нихуя. Но она права. Она никогда не засомневается в том что дети это главное. Потму что всё что ты говоришь звучит инфантильно. Твои доводы должны быть умны. Познавательны. Серьёзны. На полном серьёзе сказать “люди не должны размножаться потому что бабочки умерают”. Короче. Карты. И открой ей окно. <text:span text:style-name="T13">И ВЫКИНЬ ГРЁБАНЫЕ ТРЯПКИ. ВСЕ. ВСЕ ОДЕЯЛА. Бомжатник какой-то а не дом.</text:span></text:p>
      <text:p text:style-name="P64">Пакет грёбанный выкинь. И ПАКЕТ С ПАКЕТАМИ блядь. Сумки оставил и всё. Остальное в контейнеры. <text:s/>Сколько можно хранить хрень для хранения хреней. Это пиздец. Каждый плевок теперь антиквар. ОБУВЬ СТАРУЮ ВЫКИНЬ.</text:p>
      <text:p text:style-name="P64"/>
      <text:p text:style-name="P64">Ну это мультилот.</text:p>
      <text:p text:style-name="P64"/>
      <text:p text:style-name="P64">ТА НИКТО НЕ КУПИТ.</text:p>
      <text:p text:style-name="P64"/>
      <text:p text:style-name="P64">Ну не купит выкину.</text:p>
      <text:p text:style-name="P65">Более того то что они это не купят это моя вина. Блядь если б мать не пиздела мне под руки я бы сделал по уму. Я хорошо сделал дэлл только потому что она не заёбывала.</text:p>
      <text:p text:style-name="P65"/>
      <text:p text:style-name="P65">Вот вот. И с Мусей так же. И со всей её блядской обувью по 2 гривны. Всё в помойку блядь. Ты вспомни как ты её пробковые туфли хотел продавать сука. <text:span text:style-name="T14">Из говна клея и пробки с дермантином. Которые не носились по причине того что БЫЛИ НЕ УДОБНЫЕ. 10 ЛЕТ СУКА СТОЯЛИ.</text:span></text:p>
      <text:p text:style-name="P65"/>
      <text:p text:style-name="P66">Я понял.</text:p>
      <text:p text:style-name="P66"/>
      <text:p text:style-name="P66">Нихера ты не понял. <text:span text:style-name="T15">Уверен <text:s/>она скажет “ЭТО ЖЕ ШЕРСТЬ”. Так будто блядь мне молиться надо на то что это шерсть. И я уверен что делай я гештальт этого говна то я найду ему применнеие. Одно но. МНЕ НЕКОГДА ИСКАТЬ ПРИМЕНЕНИЕ БЕСПЛАТНО КАЖДОМУ ГОВНУ.</text:span></text:p>
      <text:p text:style-name="P67">Пиши проект. <text:span text:style-name="T12">“Говно” (фигурально)</text:span></text:p>
      <text:p text:style-name="P68">вот. Наконец-то повторения пошли.</text:p>
      <text:p text:style-name="P50"/>
      <text:p text:style-name="P50"/>
      <text:p text:style-name="P2"/>
      <text:p text:style-name="P47">Вопрос №4.</text:p>
      <text:p text:style-name="P3">ЧТО я вижу по этому поводу в своей фазе <text:span text:style-name="T2">(осоззнанном сне).</text:span></text:p>
      <text:p text:style-name="P2">Пойти в фазу <text:span text:style-name="T2">(осознанный сон) </text:span>и посмотреть:</text:p>
      <text:p text:style-name="P2">а) автоматизированное решение этого повторения</text:p>
      <text:p text:style-name="P2">- общая картина</text:p>
      <text:p text:style-name="P2">- вид под микроскопом</text:p>
      <text:p text:style-name="P2">- круг приемуществ</text:p>
      <text:p text:style-name="P2">- майндмапы этого</text:p>
      <text:p text:style-name="P2">- "куда идти"</text:p>
      <text:p text:style-name="P2">- "конечный пункт"</text:p>
      <text:p text:style-name="P2">- "как идти с точки зрения того, что есть сегодня, самым коротким путём к тому что я там вижу"</text:p>
      <text:p text:style-name="P2">- средства защиты от подделки</text:p>
      <text:p text:style-name="P2">- характеристики (измеримые параметры, по которым и без всей мешуры понятно, что вещь выгодна)</text:p>
      <text:p text:style-name="P2">- из каких материалов оно сделано (желательео чтоб было серебро-золото)</text:p>
      <text:p text:style-name="P2">б) максимизация прибыли (как с этого повторения, так и с его решения)</text:p>
      <text:p text:style-name="P2">не уверен пока что стоит так с размаху максимизировать прибыль того что ещё не понял, но можно глянуть.Т.е. Попроси в фазе свой мозг составить весь <text:span text:style-name="T2">этот </text:span>вопросник со всеми ответвлениями.</text:p>
      <text:p text:style-name="P2"/>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68">Видел видел. Пару раз точно. Не помню ракурсов.</text:p>
      <text:p text:style-name="P55"/>
      <text:p text:style-name="P55"/>
      <text:p text:style-name="P55"/>
      <text:p text:style-name="P23"/>
      <text:p text:style-name="P23"/>
      <text:p text:style-name="P48">Вопрос №5.</text:p>
      <text:p text:style-name="P5">Что бы ты сделал в рамках этой вещи такого, что если б появилась возможность сделать снова – ты сделал бы то же самое?</text:p>
      <text:p text:style-name="P1"/>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68">Взял бы её к себе домой. Однозначно. Хоть сотню раз бы повторилось я бы это сделал. Я бы даже изменил этот вопрос вот так. “что бы ты повторил даже сотню раз”. Если хочешь. Но дело твоё. <text:span text:style-name="T16">Супер. Видишь. Не так трудно менять жизнь на ходу. Ноешь блядь почему почему я не сразу всё знаю.</text:span></text:p>
      <text:p text:style-name="P69">Пиши. <text:span text:style-name="T12">Моё нытьё.</text:span></text:p>
      <text:p text:style-name="P70">супер</text:p>
      <text:p text:style-name="P55"/>
      <text:p text:style-name="P1"/>
      <text:p text:style-name="P48">Вопрос №6.</text:p>
      <text:p text:style-name="P5">Что я колдую? </text:p>
      <text:p text:style-name="P16">Что притягивается в мою жизнь, когда я имею эту проблему?</text:p>
      <text:p text:style-name="P1">Моя гипотеза, <text:span text:style-name="T3">которая может показать, </text:span>почему этот вопрос важен.</text:p>
      <text:p text:style-name="P25"/>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70">Хз контроль мира колдовством. Я вроде освоил это.</text:p>
      <text:p text:style-name="P70"/>
      <text:p text:style-name="P70">ВЫНЕСИ ПАКЕТ РЕЗЕРВЕД БЛЯДЬ.</text:p>
      <text:p text:style-name="P71">Ну вот и трудно было раньше так сделать? Твою мать пакетики блядь ещё анализировать будешь. ХВАТИТ.</text:p>
      <text:p text:style-name="P72">Пиши проект. “<text:span text:style-name="T12">САМОЕ БОЛЬШОЕ ЧТО Я МОГУ ПРИДУМАТЬ</text:span>”.</text:p>
      <text:p text:style-name="P55"/>
      <text:p text:style-name="P55"/>
      <text:p text:style-name="P55"/>
      <text:p text:style-name="P21"/>
      <text:p text:style-name="P48">Вопрос №7.</text:p>
      <text:p text:style-name="P5">Что ты можешь сейчас сделать чтоб сделать себе хорошо?</text:p>
      <text:p text:style-name="P1"><text:span text:style-name="T3">Этот вопрос важен, потому что </text:span>многие вещи <text:span text:style-name="T3">часто </text:span>являются психосоматикой.</text:p>
      <text:p text:style-name="P1"/>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73">Подрочить на негров ебущих баб.</text:p>
      <text:p text:style-name="P73">Или на баб ебущих негров. Я хз.</text:p>
      <text:p text:style-name="P73"/>
      <text:p text:style-name="P73">Ты дрочишь теперь на негров? С каких пор?</text:p>
      <text:p text:style-name="P73">Напиши Ольке всё кроме ноутбука.</text:p>
      <text:p text:style-name="P55"/>
      <text:p text:style-name="P73">Там есть херня про кольцо и т.п. я не хочу её этим грузить. Оно уже меня не ест.</text:p>
      <text:p text:style-name="P73"/>
      <text:p text:style-name="P73">Огоспади наконец-то. Захочешь подаришь. Нет то нет. Хватит.</text:p>
      <text:p text:style-name="P74">Пиши проект. <text:span text:style-name="T17">Обещания.</text:span></text:p>
      <text:p text:style-name="P74">Хотя нет не надо. Это муторно.</text:p>
      <text:p text:style-name="P1"/>
      <text:p text:style-name="P48">Вопрос №8.</text:p>
      <text:p text:style-name="P6">Выскажись своему "видению" (этой проблемы). </text:p>
      <text:p text:style-name="P17">Т.е. представь диалог. </text:p>
      <text:p text:style-name="P17">Есть ты (от первого лица).</text:p>
      <text:p text:style-name="P17">Есть эта проблема (как личность, сидящая лицом к тебе).</text:p>
      <text:p text:style-name="P17">И скажи ей:</text:p>
      <text:p text:style-name="P6">- <text:span text:style-name="T4">что ты её любишь</text:span></text:p>
      <text:p text:style-name="P6">- <text:span text:style-name="T4">что не можешь без него жить</text:span></text:p>
      <text:p text:style-name="P6">- свое мнение</text:p>
      <text:p text:style-name="P6">- <text:span text:style-name="T4">свои тревоги</text:span></text:p>
      <text:p text:style-name="P6">- что <text:span text:style-name="T4">ты </text:span>видишь</text:p>
      <text:p text:style-name="P6">- <text:span text:style-name="T4">спроси его надо ли тебе </text:span>применить к нему какие-то коэффициенты <text:span text:style-name="T4">(обновить свои знания и ожидания в чём-то) </text:span>чтоб лучше его понять.</text:p>
      <text:p text:style-name="P1"/>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75">Выучи ёбаную психологию. Сколько раз уже говорил.</text:p>
      <text:p text:style-name="P55"/>
      <text:p text:style-name="P55"/>
      <text:p text:style-name="P55"/>
      <text:p text:style-name="P1"/>
      <text:p text:style-name="P49">Вопрос №9.</text:p>
      <text:p text:style-name="P7">Представь <text:span text:style-name="T5">что ты видишь себя со стороны. </text:span></text:p>
      <text:p text:style-name="P18">В окружении таких же людей как ты (с такой же проблемой и такими же методами её решения).</text:p>
      <text:p text:style-name="P19">Но представь что ты – единственный кто считает что эти “принятые” решения нерабочие / нечестные / несправедливые / недостойные и т.п. </text:p>
      <text:p text:style-name="P19">И что ты единственный среди них кто верит что решить её можно только когда все вокруг неё обьеденятся.</text:p>
      <text:p text:style-name="P9">Что ты видишь?</text:p>
      <text:p text:style-name="P1"/>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54">Сублимирующих больных психов. Продуктивных лишь за счёт дрочки. А без дрочки они никто.</text:p>
      <text:p text:style-name="P51"/>
      <text:p text:style-name="P51"/>
      <text:p text:style-name="P51"/>
      <text:p text:style-name="P25"/>
      <text:p text:style-name="P1"/>
      <text:p text:style-name="P23">Вопрос №10. </text:p>
      <text:p text:style-name="P10">Что НА САМОМ ДЕЛЕ произошло?</text:p>
      <text:p text:style-name="P8">- <text:span text:style-name="T6">события</text:span></text:p>
      <text:p text:style-name="P8">- <text:span text:style-name="T6">причины</text:span></text:p>
      <text:p text:style-name="P8">- <text:span text:style-name="T6">следствия</text:span></text:p>
      <text:p text:style-name="P8">- роль <text:span text:style-name="T6">этого события между этими причинами и этими следствиями?</text:span></text:p>
      <text:p text:style-name="P22"><text:span text:style-name="T6">(</text:span>по сути <text:span text:style-name="T6">это поисковой ресёрч – сбор фактов, причин, следствий и связей).</text:span></text:p>
      <text:p text:style-name="P22"/>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76">Привёз из Киева. В коробке с под торта. Потом 10 лет жизни вместе (было всё – от битья и мыслей выбросить в окно или продать, до мыслей что ты моя жизнь и я за тебя убью. Постил её фотки в Интернет, фоткаю её постоянно, видео снимаю, короче это инстинкты. И такие инстинкты которые у меня к Мусе – у Оли к её сыну). </text:p>
      <text:p text:style-name="P76"/>
      <text:p text:style-name="P76">Вот. Наконец-то.</text:p>
      <text:p text:style-name="P55"/>
      <text:p text:style-name="P55"/>
      <text:p text:style-name="P55"/>
      <text:p text:style-name="P22"/>
      <text:p text:style-name="P23">Вопрос №11.</text:p>
      <text:p text:style-name="P8">Является ли эта вещь шкалой? </text:p>
      <text:p text:style-name="P10">Чтоб выяснить – спроецируй себя в такие ситуации (просто запиши, если бы ты был в каждой из них, как бы она выглядела):</text:p>
      <text:p text:style-name="P8"><text:span text:style-name="T6">Если “р</text:span>еш<text:span text:style-name="T6">у </text:span>задачу = <text:span text:style-name="T6">пятёрка [подарок, </text:span>социальное признание<text:span text:style-name="T6">]</text:span>, не реш<text:span text:style-name="T6">у</text:span> = ремень [нарушение моей целостности]".</text:p>
      <text:p text:style-name="P10">И наоборот.</text:p>
      <text:p text:style-name="P10">Если “решу задачу = ремень, не решу = пятёрка (подарок, статус и т.п.).”</text:p>
      <text:p text:style-name="P23">Один вариант может казаться более знакомым чем другой.</text:p>
      <text:p text:style-name="P22">Любая шкала почти всегда навязана (1% где-то природного происхождения).</text:p>
      <text:p text:style-name="P22"><text:span text:style-name="T6">И</text:span> она воюет <text:span text:style-name="T6">ремнями и статусами </text:span>за право жизни <text:span text:style-name="T6">в сердцах людей.</text:span></text:p>
      <text:p text:style-name="P22">Не имея этого "конструкта шкалы" ты перестанешь отходить от задачи чтоб доказать кому-то её важность.</text:p>
      <text:p text:style-name="P1"/>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77">Нет. </text:p>
      <text:p text:style-name="P77">Она моя.</text:p>
      <text:p text:style-name="P77">Всех кто хочет навязать шкалу я выгоняю.</text:p>
      <text:p text:style-name="P77"/>
      <text:p text:style-name="P77">Вот. И у Оли то же самое к её сыну.</text:p>
      <text:p text:style-name="P77">Потому майндмапы а не ресёрчи и решения. И ремонты. Отремонтировал молодец. Но не потому что ты пример ремонтника. А просто потому что ты выгодная партия. Это не в счёт. Сын не бывает выгодным или нет. Он просто есть. Как овощь. Или цветок в горшке. Или как Муся в твоём доме.</text:p>
      <text:p text:style-name="P55"/>
      <text:p text:style-name="P55"/>
      <text:p text:style-name="P55"/>
      <text:p text:style-name="P1"/>
      <text:p text:style-name="P23"/>
      <text:p text:style-name="P23">Вопрос №12.</text:p>
      <text:p text:style-name="P10">Сделай “сборку” этого вопроса.</text:p>
      <text:p text:style-name="P8"><text:span text:style-name="T6">П</text:span>рочувствуй <text:span text:style-name="T6">внутренние процессы</text:span>:</text:p>
      <text:p text:style-name="P8">- это<text:span text:style-name="T6">го</text:span> событи<text:span text:style-name="T6">я</text:span></text:p>
      <text:p text:style-name="P8">- вс<text:span text:style-name="T6">его </text:span>что с ним связано</text:p>
      <text:p text:style-name="P8">- <text:span text:style-name="T6">тебя</text:span></text:p>
      <text:p text:style-name="P8">- <text:span text:style-name="T6">того что тебя с ним </text:span>обьединяет</text:p>
      <text:p text:style-name="P8">- <text:span text:style-name="T6">всех прохожих проходящих мимо этого события</text:span></text:p>
      <text:p text:style-name="P8">- информационного поля</text:p>
      <text:p text:style-name="P8">- всех остальных во вселенной</text:p>
      <text:p text:style-name="P22">  * чтоб дать мозгам понять что ты решил что-то в этом плане навсегда изменить. </text:p>
      <text:p text:style-name="P22">И распределить нагрузку по мозгу равномерно (по сканам МРТ видно что если этого не сделать то будешь активировать только те зоны которыми ты привык это анализировать, а не все зоны которые могут тебе этим помочь - например без этого можешь отключить центр поиска подручных средств и анализа текущего т.е. <text:span text:style-name="T6">н</text:span>астоящего момента).</text:p>
      <text:p text:style-name="P25"/>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78">Хлам по всей хате. И ладно если б от этого хоть прибыль была. Завтра один ноутбук, второй. Сколько можно.</text:p>
      <text:p text:style-name="P78">Пускай у тебя к Ольке будет отношение такое же как то из-за которого она тебе дала. Ни больше ни меньше.</text:p>
      <text:p text:style-name="P78">Остальное дело времени. Как видишь подгонять не получается.</text:p>
      <text:p text:style-name="P78">И да. Бери член в руку и вперёд. Слушай женские оргазмы. Нет в этом ничего плохого.</text:p>
      <text:p text:style-name="P78">Но только поговори с Олькой вначале.</text:p>
      <text:p text:style-name="P55"/>
      <text:p text:style-name="P55"/>
      <text:p text:style-name="P55"/>
      <text:p text:style-name="P22"/>
      <text:p text:style-name="P32">Вопрос №13.</text:p>
      <text:p text:style-name="P4">Представь что эта вещь (проблема) летает в вакууме, в котором нет ни энергии ни других вещей. Что ты видишь?</text:p>
      <text:p text:style-name="P1"/>
      <text:p text:style-name="P26">Открытый ответ (какие мысли, образы, внутренние диалоги, ощущения, эмоции, предчувствия, проекции и т.п. возникают - всё писать сюда).</text:p>
      <text:p text:style-name="P26">Все существенные (полезные) мысли выделить жирным (т.е. те, которые не хотелось бы чтоб пропали).</text:p>
      <text:p text:style-name="P26"/>
      <text:p text:style-name="P78">Грёбанный бомжатник. Скажи а почему у тебя так вещи сложены по углам?</text:p>
      <text:p text:style-name="P78">Выброси эти старые банки с балкона блядь. И спрячь в комнату проектор который там рассыпится на солнце в труху. ПОХОЖЕЕ К ПОХОЖЕМУ. Я решаю проблемы теми методами кторыми я решал похожие проблемы. Я решил престижио тем методом которым я решил Дэлл. Я не понимаю что пошло не так. Ты просто блядь не знаю занервничал. За ответственность или хуй его знает. Может за то что ты не знал кем тебе быть “когда выростешь”. Может ты веришь в незнание кем тебе быть. Веришь что это сила, цель в жизни, вакуум. Незнание это не вакуум. Незнание это слепость.</text:p>
      <text:p text:style-name="P78"/>
      <text:p text:style-name="P79">А в чём разница? Между вакуумом и слепостью? Для меня как для наблюдателя?</text:p>
      <text:p text:style-name="P79"/>
      <text:p text:style-name="P79">Вакуум всепоглащающий. Слепость наоборот безгранична. В вакууме растворяешься ты. Тебя он не напрягает. А слепость это подозрение что там что-то есть.</text:p>
      <text:p text:style-name="P79"/>
      <text:p text:style-name="P79">О_О спасибо.</text:p>
      <text:p text:style-name="P79"/>
      <text:p text:style-name="P79">Ёр уелком.</text:p>
      <text:p text:style-name="P79"/>
      <text:p text:style-name="P80">Хау эбаут “<text:span text:style-name="T12">ощущения что там что-то есть</text:span>”</text:p>
      <text:p text:style-name="P80"/>
      <text:p text:style-name="P80">охуенный проект. Браво. Вправит мозги Ольке на раз.</text:p>
      <text:p text:style-name="P56"/>
      <text:p text:style-name="P81">Ппц.</text:p>
      <text:p text:style-name="P81"/>
      <text:p text:style-name="P56"/>
      <text:p text:style-name="P33"/>
      <text:p text:style-name="P1"/>
      <text:p text:style-name="P32">Вопрос №14.</text:p>
      <text:p text:style-name="P4">Чем (какими своими частями) этот пункт решает повторяющиеся проблемы?</text:p>
      <text:p text:style-name="P1"/>
      <text:p text:style-name="P26">Открытый ответ (какие мысли, образы, внутренние диалоги, ощущения, эмоции, предчувствия, проекции и т.п. возникают - всё писать сюда).</text:p>
      <text:p text:style-name="P26">Все существенные (полезные) мысли выделить жирным (т.е. те, которые не хотелось бы чтоб пропали).</text:p>
      <text:p text:style-name="P26"/>
      <text:p text:style-name="P81">Лижет. Всё. Что является повтоярющейся проблемой. </text:p>
      <text:p text:style-name="P81">Сенсоризация как минимум.</text:p>
      <text:p text:style-name="P81"/>
      <text:p text:style-name="P81">А ты кстати не делаешь. Твой вид сенсоризации – майндмапить проблему. А её путь – пощупать носом. И кто прав?</text:p>
      <text:p text:style-name="P81"/>
      <text:p text:style-name="P82">я. </text:p>
      <text:p text:style-name="P82"/>
      <text:p text:style-name="P82">она подумает наоборот.</text:p>
      <text:p text:style-name="P82"/>
      <text:p text:style-name="P82">)))))))))))))))))))))))))))))))))))))))))))))))))))))</text:p>
      <text:p text:style-name="P82"/>
      <text:p text:style-name="P82">наконеец-то.</text:p>
      <text:p text:style-name="P82"/>
      <text:p text:style-name="P82">Не пуганая просто.</text:p>
      <text:p text:style-name="P82"/>
      <text:p text:style-name="P82">Вот вот. Значит ты всё майндмапишь только потому что ты пуганный. Гордись своим прошлым. Негативным в том числе. Потому что оно тебя привело в сегдняшние возможности.</text:p>
      <text:p text:style-name="P82"/>
      <text:p text:style-name="P82">У меня в голове тёлки 17летниие.</text:p>
      <text:p text:style-name="P82"/>
      <text:p text:style-name="P82">Всё будет. Расслабься.</text:p>
      <text:p text:style-name="P82"/>
      <text:p text:style-name="P83">Тупое желание ебать Буряк Валю, Дмитриеву Надю и других тёлок которые на меня так смотрели как они. Как на… как бы это выразить… как на джек пот… нет. Как на сорванный куш. Нет. Как на шанс который не надо упустить.</text:p>
      <text:p text:style-name="P83"/>
      <text:p text:style-name="P83">Вот. Охуенно. <text:span text:style-name="T12">Люди сморящие на тебя как на шанс который не надо упустить.</text:span></text:p>
      <text:p text:style-name="P84">И <text:span text:style-name="T12">Тупые желания.</text:span></text:p>
      <text:p text:style-name="P102"/>
      <text:p text:style-name="P85">Охуенно. Ты поймёшь детали. Бож ты щас жизнь поменял.</text:p>
      <text:p text:style-name="P56"/>
      <text:p text:style-name="P56"/>
      <text:p text:style-name="P56"/>
      <text:p text:style-name="P33"/>
      <text:p text:style-name="P1"/>
      <text:p text:style-name="P32">Вопрос №15.</text:p>
      <text:p text:style-name="P4">Почему (по каким причинам этот пункт решает повторяющиеся проблемы?</text:p>
      <text:p text:style-name="P1"/>
      <text:p text:style-name="P26">Открытый ответ (какие мысли, образы, внутренние диалоги, ощущения, эмоции, предчувствия, проекции и т.п. возникают - всё писать сюда).</text:p>
      <text:p text:style-name="P26">Все существенные (полезные) мысли выделить жирным (т.е. те, которые не хотелось бы чтоб пропали).</text:p>
      <text:p text:style-name="P26"/>
      <text:p text:style-name="P86">Зачем нюхает?</text:p>
      <text:p text:style-name="P86">И лижет?</text:p>
      <text:p text:style-name="P86">хм.</text:p>
      <text:p text:style-name="P86">а чё ещё делать?</text:p>
      <text:p text:style-name="P86">Тут хоть какое-от развлечение</text:p>
      <text:p text:style-name="P86"/>
      <text:p text:style-name="P86">вот вот. Развлечения в которых оказался.</text:p>
      <text:p text:style-name="P86"/>
      <text:p text:style-name="P86">оу. ок.</text:p>
      <text:p text:style-name="P56"/>
      <text:p text:style-name="P56"/>
      <text:p text:style-name="P56"/>
      <text:p text:style-name="P33"/>
      <text:p text:style-name="P34">Вопрос №16.</text:p>
      <text:p text:style-name="P4">Можно ли (и стоит ли) решить повторяющуюся проблему, котор<text:span text:style-name="T7">ую</text:span> оно решает, <text:span text:style-name="T7">так </text:span>чтоб это повторение создавало меньше заморочек для меня?</text:p>
      <text:p text:style-name="P34">Скорей всего нет, ещё рано что-то менять, но посмотреть стоит.</text:p>
      <text:p text:style-name="P27"/>
      <text:p text:style-name="P27">Открытый ответ (какие мысли, образы, внутренние диалоги, ощущения, эмоции, предчувствия, проекции и т.п. возникают - всё писать сюда).</text:p>
      <text:p text:style-name="P27">Все существенные (полезные) мысли выделить жирным (т.е. те, которые не хотелось бы чтоб пропали).</text:p>
      <text:p text:style-name="P27"/>
      <text:p text:style-name="P87">Можно но не стоит. Лучшая кошка в моей жизни.</text:p>
      <text:p text:style-name="P57"/>
      <text:p text:style-name="P57"/>
      <text:p text:style-name="P57"/>
      <text:p text:style-name="P35"/>
      <text:p text:style-name="P34">Вопрос №17.</text:p>
      <text:p text:style-name="P4">Какой перманентный вред нанесённый мне оно решает?</text:p>
      <text:p text:style-name="P27"/>
      <text:p text:style-name="P27">Открытый ответ (какие мысли, образы, внутренние диалоги, ощущения, эмоции, предчувствия, проекции и т.п. возникают - всё писать сюда).</text:p>
      <text:p text:style-name="P27">Все существенные (полезные) мысли выделить жирным (т.е. те, которые не хотелось бы чтоб пропали).</text:p>
      <text:p text:style-name="P27"/>
      <text:p text:style-name="P87">Марина. Не родившиеся дети. Киев как достижение а не как провал. Как шаг вперёд а не как очеедной гребок в болоте. <text:span text:style-name="T18">Даже не так. Осознание что болото это я. Даже не я. А вещи котоыре я делаю в панической атаке. Омерзительность от того на что я способен в слезах.</text:span></text:p>
      <text:p text:style-name="P87"/>
      <text:p text:style-name="P88">Вот вот. Потому я и говорю омерзительные вещи анализировать. Кто-то ведь должен.</text:p>
      <text:p text:style-name="P89">Вспомни Ирку. “мерзким сексом”. И она тебе “как секс может быть мерзким”. Помнишь?</text:p>
      <text:p text:style-name="P89"/>
      <text:p text:style-name="P89">Да</text:p>
      <text:p text:style-name="P89"/>
      <text:p text:style-name="P89">ну вот. Лимбическая система иногда врёт, что омерзительно а что нет.</text:p>
      <text:p text:style-name="P90">Как твой мальчик пидарасик. Который тебе был отвратителен. А люди брали его с целью купить “что-то прекрасное”.</text:p>
      <text:p text:style-name="P90"/>
      <text:p text:style-name="P90">Ну значит они тупорылые овцы.</text:p>
      <text:p text:style-name="P90"/>
      <text:p text:style-name="P90">да. купившие у тебя за 900 гривен вещь и ты за эти деньги потом сделал зубы.</text:p>
      <text:p text:style-name="P90"/>
      <text:p text:style-name="P90">Что <text:span text:style-name="T12">тупорылых овец </text:span>тоже ставить?</text:p>
      <text:p text:style-name="P90"/>
      <text:p text:style-name="P90">да.</text:p>
      <text:p text:style-name="P57"/>
      <text:p text:style-name="P57">…</text:p>
      <text:p text:style-name="P35"/>
      <text:p text:style-name="P37">Вопрос №18.</text:p>
      <text:p text:style-name="P11">Какие у него есть методы решения этого перманентного вреда нанесённого мне?</text:p>
      <text:p text:style-name="P28"/>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91">Тепло. Шерсть. Волосатость. хз. Микродвижения. Маленькие лапки. Носик и ушки.</text:p>
      <text:p text:style-name="P91">Интерес к миру. Взгляд.</text:p>
      <text:p text:style-name="P91"/>
      <text:p text:style-name="P91">Вот вот. Я ж говорю. Это инстинкты. Всё в порядке. У тебя с ними всё ок.</text:p>
      <text:p text:style-name="P58"/>
      <text:p text:style-name="P58"/>
      <text:p text:style-name="P58">…</text:p>
      <text:p text:style-name="P36"/>
      <text:p text:style-name="P37">Вопрос №19.</text:p>
      <text:p text:style-name="P11">Чьи ещё повторяющиеся проблемы и перманентные вреды оно решает и какими методами? </text:p>
      <text:p text:style-name="P11">И могу ли я их решить <text:span text:style-name="T8">сам?</text:span></text:p>
      <text:p text:style-name="P11">(а.к.а. Распутать гадюшник, <text:span text:style-name="T8">взять на себя роль делающую этот пункт ценным</text:span>).</text:p>
      <text:p text:style-name="P1"/>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92">Теми же методами. Те же самые вреды. Всех кто с ней пожил. Хотя нет. Мои да.но есть люди с которыми у неё не лады. Шипит и т.п.</text:p>
      <text:p text:style-name="P92"/>
      <text:p text:style-name="P92">во во.</text:p>
      <text:p text:style-name="P92">Она не универсальна. Просто ты универсален.</text:p>
      <text:p text:style-name="P58"/>
      <text:p text:style-name="P58"/>
      <text:p text:style-name="P58">…</text:p>
      <text:p text:style-name="P36"/>
      <text:p text:style-name="P37"/>
      <text:p text:style-name="P37">Вопрос №20.</text:p>
      <text:p text:style-name="P11">Решения каких повторяющихся проблем и нанесённых кому-то перманентных вредов этой вещи избыточно? (в мире) </text:p>
      <text:p text:style-name="P36">Т.е. <text:span text:style-name="T8">какие вещи ему н</text:span>астолько просто <text:span text:style-name="T8">решать</text:span>, что ему решать их "одним больше одним, меньше - пофиг - никаких существенных дополнительных энергозатрат <text:span text:style-name="T8">при росте нагрузки</text:span>".</text:p>
      <text:p text:style-name="P1"/>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93">Фоткать её можно. И выкладывать на патреон хз. На инстаграм.</text:p>
      <text:p text:style-name="P93"/>
      <text:p text:style-name="P93">Оййопт ладно я думал себе оставишь.</text:p>
      <text:p text:style-name="P94">Я хочу чтоб ты уснул. Тебе ещё долго?</text:p>
      <text:p text:style-name="P94"/>
      <text:p text:style-name="P94">Ещё столько же.</text:p>
      <text:p text:style-name="P94"/>
      <text:p text:style-name="P94">Ладно. Давай по бырику.</text:p>
      <text:p text:style-name="P58"/>
      <text:p text:style-name="P58"/>
      <text:p text:style-name="P58">…</text:p>
      <text:p text:style-name="P36"/>
      <text:p text:style-name="P1"/>
      <text:p text:style-name="P37">Вопрос №21.</text:p>
      <text:p text:style-name="P4">Как это повторение делает меня лучше?</text:p>
      <text:p text:style-name="P28"/>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94">Учит защищать то что мне дорого.</text:p>
      <text:p text:style-name="P94"/>
      <text:p text:style-name="P94">Вот. Отличный проект. “<text:span text:style-name="T12">То что мне дорого</text:span>”</text:p>
      <text:p text:style-name="P58"/>
      <text:p text:style-name="P58"/>
      <text:p text:style-name="P58">…</text:p>
      <text:p text:style-name="P37"/>
      <text:p text:style-name="P37"/>
      <text:p text:style-name="P37">Вопрос №22.</text:p>
      <text:p text:style-name="P11">Задай себе вопрос, на каком этапе твоей жизни это возникло впервые.</text:p>
      <text:p text:style-name="P11">И представь что ты <text:span text:style-name="T8">тогдашний </text:span>(того возраста) говоришь об этом понятии себе сегодняшнему. Слово в слово. </text:p>
      <text:p text:style-name="P36">Тоже <text:span text:style-name="T8">глубокая </text:span>терапия. Чтоб не тыкать себе палки в колёса дальше на этом пути</text:p>
      <text:p text:style-name="P1"/>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95">На том этапе я был в жопе, в отчаяньи, и искал двери хоть какие-то.</text:p>
      <text:p text:style-name="P95"/>
      <text:p text:style-name="P95">Вот вот. </text:p>
      <text:p text:style-name="P96">Поиск дверей хоть каких-то.</text:p>
      <text:p text:style-name="P96">Отчаянье.</text:p>
      <text:p text:style-name="P98">Именно на отчаянье ты и давишь Ольке когда хочешь написать что отремонтировал все ноутбуки.+</text:p>
      <text:p text:style-name="P58"/>
      <text:p text:style-name="P58">…</text:p>
      <text:p text:style-name="P36"/>
      <text:p text:style-name="P1"/>
      <text:p text:style-name="P37">Вопрос №23.</text:p>
      <text:p text:style-name="P4">БЛАГОДАРНОСТЬ</text:p>
      <text:p text:style-name="P12">Проговори в уме:</text:p>
      <text:p text:style-name="P12">Я благодарю…:</text:p>
      <text:p text:style-name="P4">- <text:span text:style-name="T8">его </text:span>(предмет <text:span text:style-name="T8">вопроса</text:span>)</text:p>
      <text:p text:style-name="P4">- его существовани<text:span text:style-name="T8">е</text:span></text:p>
      <text:p text:style-name="P4">- всё что он(о) даёт</text:p>
      <text:p text:style-name="P4">- всех кто мне что либо даёт когда оно у меня есть</text:p>
      <text:p text:style-name="P4">- всё что мне приходит когда оно у меня есть</text:p>
      <text:p text:style-name="P4">- все методы делать себе хорошо которые мне доступны когда оно у меня есть</text:p>
      <text:p text:style-name="P4">- всё что не мешает и не сопротивляется созданию, поддержанию и защите этого (или вакуумов в которых оно есть)</text:p>
      <text:p text:style-name="P4">- всех ради кого оно создаётся поддерживается и защищается</text:p>
      <text:p text:style-name="P4">- всё ради чего оно создаётся поддерживается и защищается</text:p>
      <text:p text:style-name="P4">- всё чем я есть когда оно у меня есть <text:span text:style-name="T8">(</text:span>это защита от тех кто мне будет упрекать что <text:s/>я чего-то “не заслужил”, <text:span text:style-name="T8">и</text:span>ли <text:span text:style-name="T8">что я “</text:span>что-то не так сделал и заслужил проблему”. Упырей короче которые пытаются меня добить <text:span text:style-name="T8">воспользовавшись этой проблемой).</text:span></text:p>
      <text:p text:style-name="P1"/>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98">+ бля хочу Буряк Валю.</text:p>
      <text:p text:style-name="P58"/>
      <text:p text:style-name="P98">Еби тех кто рядом. Вот и всё. Своими майндмапами.</text:p>
      <text:p text:style-name="P58">…</text:p>
      <text:p text:style-name="P36"/>
      <text:p text:style-name="P1"/>
      <text:p text:style-name="P37">Вопрос №24.</text:p>
      <text:p text:style-name="P11"><text:span text:style-name="T8">БЛАГОДАРНОСТЬ </text:span>АЛЬТЕРНАТИВЫ.</text:p>
      <text:p text:style-name="P12">Т.е. как предыдущий вопрос №23, но на этот раз я благодарю:</text:p>
      <text:p text:style-name="P12">- альтернативу этого вопроса (то что достигает той же цели противоположными результатами)</text:p>
      <text:p text:style-name="P12">- существование альтернативы</text:p>
      <text:p text:style-name="P12">- всё что мне альтернатива даёт</text:p>
      <text:p text:style-name="P11">- всех кто мне что либо даёт когда у меня есть <text:span text:style-name="T8">альтернатива</text:span></text:p>
      <text:p text:style-name="P11">- всё что мне приходит когда у меня есть <text:span text:style-name="T8">альтернатива</text:span></text:p>
      <text:p text:style-name="P11">- все методы делать себе хорошо которые мне доступны когда у меня <text:span text:style-name="T8">альтернатива</text:span></text:p>
      <text:p text:style-name="P11">- всё что не мешает и не сопротивляется созданию, поддержанию и защите <text:span text:style-name="T8">альтернативы</text:span></text:p>
      <text:p text:style-name="P11">- всех ради кого <text:span text:style-name="T8">альтернатива этой вещи </text:span>создаётся поддерживается и защищается</text:p>
      <text:p text:style-name="P11">- всё ради чего <text:span text:style-name="T8">альтернатива </text:span>создаётся поддерживается и защищается</text:p>
      <text:p text:style-name="P12">- всё чем я есть когда у меня есть альтернатива</text:p>
      <text:p text:style-name="P37"/>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98">+ нифига себе. А кто альтернатива? Оля чтоли? Альтернатива ТЫ.</text:p>
      <text:p text:style-name="P98"/>
      <text:p text:style-name="P99">БЛЯ я уже и Мусю хочу.</text:p>
      <text:p text:style-name="P99"/>
      <text:p text:style-name="P99">Издеваться так над своими мозгами плохо чувак. Иди отдыхай. Завтра продолжишь.</text:p>
      <text:p text:style-name="P99"/>
      <text:p text:style-name="P99">Ещё 15 вопросов</text:p>
      <text:p text:style-name="P99"/>
      <text:p text:style-name="P99">ладн. Только быстро и честно отвечай. Чтоб не вытаскивать и з тебя ответы как всегда.</text:p>
      <text:p text:style-name="P99"/>
      <text:p text:style-name="P99">к</text:p>
      <text:p text:style-name="P58"/>
      <text:p text:style-name="P99">ты так схавал эту фразу… хоть мы из тебя вытаскиваем ответы которых в природе до тебя не существовало.</text:p>
      <text:p text:style-name="P58">…</text:p>
      <text:p text:style-name="P37"/>
      <text:p text:style-name="P37"/>
      <text:p text:style-name="P37">Вопрос №25.</text:p>
      <text:p text:style-name="P11">Если бы земляни прилетели на другую планету, на которой бы их считали пришельцами... </text:p>
      <text:p text:style-name="P11">И среди них был ты. </text:p>
      <text:p text:style-name="P12">С этой проблемой.</text:p>
      <text:p text:style-name="P11">Кого бы в тебе увидели те жители той планеты, для которой вы все - пришельцы?</text:p>
      <text:p text:style-name="P1"/>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100">Мусю.</text:p>
      <text:p text:style-name="P100">Партнёршу.</text:p>
      <text:p text:style-name="P100">По танцам блядь хз. Партнёршу по сну.</text:p>
      <text:p text:style-name="P100">Спутник. Искусственный.</text:p>
      <text:p text:style-name="P100">ЧСВ ты записал. Больше ничего.</text:p>
      <text:p text:style-name="P97">Бессилие <text:span text:style-name="T17">запиши как проект. Посмотрим куда приведёт.</text:span></text:p>
      <text:p text:style-name="P58"/>
      <text:p text:style-name="P58"/>
      <text:p text:style-name="P58">…</text:p>
      <text:p text:style-name="P37"/>
      <text:p text:style-name="P37">Вопрос №26.</text:p>
      <text:p text:style-name="P4"><text:span text:style-name="T8">Представь, как р</text:span>асцветают (я и все остальные) от любых моих мыслей или действий.</text:p>
      <text:p text:style-name="P1"/>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101">+ не представляю но ладно поставлю галочку.</text:p>
      <text:p text:style-name="P58"/>
      <text:p text:style-name="P58"/>
      <text:p text:style-name="P58">…</text:p>
      <text:p text:style-name="P37"/>
      <text:p text:style-name="P37"/>
      <text:p text:style-name="P37">Вопрос №27.</text:p>
      <text:p text:style-name="P11"><text:span text:style-name="T8">Увидь</text:span>, что оно <text:span text:style-name="T8">(этот предмет разговора)</text:span>, и каждая его часть - это <text:span text:style-name="T8">ты</text:span>.</text:p>
      <text:p text:style-name="P1">* потому что "видеть что это я" это приближение, а требование - это отдаление.</text:p>
      <text:p text:style-name="P1"/>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58">…</text:p>
      <text:p text:style-name="P101">меня уже дёргает от сна. Давай я на свежую голову завтра 30 минут доделаю а потом сяду за ноутбук</text:p>
      <text:p text:style-name="P101"/>
      <text:p text:style-name="P101">отлично! <text:span text:style-name="T19">Пасиб.</text:span></text:p>
      <text:p text:style-name="P58"/>
      <text:p text:style-name="P58"/>
      <text:p text:style-name="P58">…</text:p>
      <text:p text:style-name="P37"/>
      <text:p text:style-name="P1"/>
      <text:p text:style-name="P42">Вопрос №28.</text:p>
      <text:p text:style-name="P13"><text:span text:style-name="T9">Увидь, </text:span>что оно и каждая его часть видит в <text:span text:style-name="T9">тебе (т.е. увидь его глазами себя)</text:span>.</text:p>
      <text:p text:style-name="P1">* практика показала что это сразу включает механизмы саморешения, после которых экономится куча времени на анализе.</text:p>
      <text:p text:style-name="P1"/>
      <text:p text:style-name="P29">Открытый ответ (какие мысли, образы, внутренние диалоги, ощущения, эмоции, предчувствия, проекции и т.п. возникают - всё писать сюда).</text:p>
      <text:p text:style-name="P29">Все существенные (полезные) мысли выделить жирным (т.е. те, которые не хотелось бы чтоб пропали).</text:p>
      <text:p text:style-name="P29"/>
      <text:p text:style-name="P104">Того кого нету рядом. Пиши. </text:p>
      <text:p text:style-name="P104">“<text:span text:style-name="T12">желание быть рядом</text:span>”</text:p>
      <text:p text:style-name="P59"/>
      <text:p text:style-name="P59"/>
      <text:p text:style-name="P59">…</text:p>
      <text:p text:style-name="P38"/>
      <text:p text:style-name="P1"/>
      <text:p text:style-name="P42">Вопрос №29.</text:p>
      <text:p text:style-name="P20">Как выглядит постоянная защита всех вещей (людей, предметов, структур и т.п.), которые тебя постоянно удовлетворяют, от любых проявлений этой проблемы.</text:p>
      <text:p text:style-name="P1"/>
      <text:p text:style-name="P29">Открытый ответ (какие мысли, образы, внутренние диалоги, ощущения, эмоции, предчувствия, проекции и т.п. возникают - всё писать сюда).</text:p>
      <text:p text:style-name="P29">Все существенные (полезные) мысли выделить жирным (т.е. те, которые не хотелось бы чтоб пропали).</text:p>
      <text:p text:style-name="P29"/>
      <text:p text:style-name="P105">Рассказывать о ней людям. Люди страдают от незнания что она существует.</text:p>
      <text:p text:style-name="P105"/>
      <text:p text:style-name="P105">Нет. Чувак. Люди страдают от того что не знают о существовании тебя. А Муся рядом. Ходит в кадре. Иди.</text:p>
      <text:p text:style-name="P59"/>
      <text:p text:style-name="P59"/>
      <text:p text:style-name="P59">…</text:p>
      <text:p text:style-name="P38"/>
      <text:p text:style-name="P1"/>
      <text:p text:style-name="P42">Вопрос №30.</text:p>
      <text:p text:style-name="P4"><text:span text:style-name="T9">П</text:span>осмотри на это с принципа что свобода это не иметь всё что хочешь а не хотеть.</text:p>
      <text:p text:style-name="P1"/>
      <text:p text:style-name="P29">Открытый ответ (какие мысли, образы, внутренние диалоги, ощущения, эмоции, предчувствия, проекции и т.п. возникают - всё писать сюда).</text:p>
      <text:p text:style-name="P29">Все существенные (полезные) мысли выделить жирным (т.е. те, которые не хотелось бы чтоб пропали).</text:p>
      <text:p text:style-name="P29"/>
      <text:p text:style-name="P105">Привёз в коробке и запер в доме. </text:p>
      <text:p text:style-name="P105">Делай видео. У меня всё.</text:p>
      <text:p text:style-name="P59"/>
      <text:p text:style-name="P59"/>
      <text:p text:style-name="P59">…</text:p>
      <text:p text:style-name="P38"/>
      <text:p text:style-name="P1"/>
      <text:p text:style-name="P42">Вопрос №31.</text:p>
      <text:p text:style-name="P13">Что сделать чтоб оно увидело во мне и всех моих частях себя?</text:p>
      <text:p text:style-name="P29"/>
      <text:p text:style-name="P29">Открытый ответ (какие мысли, образы, внутренние диалоги, ощущения, эмоции, предчувствия, проекции и т.п. возникают - всё писать сюда).</text:p>
      <text:p text:style-name="P29">Все существенные (полезные) мысли выделить жирным (т.е. те, которые не хотелось бы чтоб пропали).</text:p>
      <text:p text:style-name="P29"/>
      <text:p text:style-name="P105">Быть рядом. Позволять об себя тереться. Ей это надо. Им это надо. Вспомни. В центре была чувиха которая тёрла рукой всех. Людям это нужно. Это потребность. Именно потому ты изучал массаж. Сенсоризация это потребность. У меня всё. Ты в дополнеиня к потребностям это дописал. Но забыл.</text:p>
      <text:p text:style-name="P105">И вообще. Микроблоги пиши Ольке. Не эпопеи. А де факто пункты. И всё. У тебя эрекция – пиши “у меня эрекция”. У тебя бардак и ты его убрал – напиши “убрал”. Она забывает о тебе. Бро. Потому она не пишет. Ей надо вложить в голову мысль “а как там Сергей”. Иди. </text:p>
      <text:p text:style-name="P59"/>
      <text:p text:style-name="P105">Дык видео для этого.</text:p>
      <text:p text:style-name="P105"/>
      <text:p text:style-name="P105">И это тоже. Но мне нетрудно написать ей. Вспомни. Когда ты видео снял про ножи. Она там потекла “о боги я увидела твои руки”.</text:p>
      <text:p text:style-name="P105"/>
      <text:p text:style-name="P105">…</text:p>
      <text:p text:style-name="P105"/>
      <text:p text:style-name="P105">то же самое со словами. Вспомни как тебе приятно когда Ирка пишет...</text:p>
      <text:p text:style-name="P38"/>
      <text:p text:style-name="P1"/>
      <text:p text:style-name="P42">Вопрос №32.</text:p>
      <text:p text:style-name="P4">Направь своё намеренье на хорошее для тебя решение этого повторения.</text:p>
      <text:p text:style-name="P1">(выгодного, прибыльного, приятно запоминающегося - в кои то веки поживи для себя)</text:p>
      <text:p text:style-name="P1"/>
      <text:p text:style-name="P29">Открытый ответ (какие мысли, образы, внутренние диалоги, ощущения, эмоции, предчувствия, проекции и т.п. возникают - всё писать сюда).</text:p>
      <text:p text:style-name="P29">Все существенные (полезные) мысли выделить жирным (т.е. те, которые не хотелось бы чтоб пропали).</text:p>
      <text:p text:style-name="P29"/>
      <text:p text:style-name="P105">Пусть ходит в кадре.</text:p>
      <text:p text:style-name="P59"/>
      <text:p text:style-name="P59"/>
      <text:p text:style-name="P59">…</text:p>
      <text:p text:style-name="P38"/>
      <text:p text:style-name="P42"/>
      <text:p text:style-name="P42">Вопрос №33.</text:p>
      <text:p text:style-name="P4"><text:span text:style-name="T9">Если есть какой-то холст, на котором нарисованы мир, ты, люди и т.п. - какое Н</text:span>амеренье по поводу этого вопроса протека<text:span text:style-name="T9">ет у всех этих предметов (ты, люди, мир и т.п.) и между ними на этом </text:span>холсте?</text:p>
      <text:p text:style-name="P1"/>
      <text:p text:style-name="P29">Открытый ответ (какие мысли, образы, внутренние диалоги, ощущения, эмоции, предчувствия, проекции и т.п. возникают - всё писать сюда).</text:p>
      <text:p text:style-name="P29">Все существенные (полезные) мысли выделить жирным (т.е. те, которые не хотелось бы чтоб пропали).</text:p>
      <text:p text:style-name="P29"/>
      <text:p text:style-name="P105">Быть рядом. Она хочет. Это ты чего-то ломешься. Так будто веришь что депревация хорошо а сенсоризация плохо. Наоборот чувак. Депревация хорошо только в частичном плане. Отрезать себя от мира который вредит. Но ты ПРОГАЛ. В депривации. Ты просто заменил всю депривацию той которая полезна. Она была, понимаешь? Замени майндмапами и всё.</text:p>
      <text:p text:style-name="P105">Пиши проект: <text:span text:style-name="T12">Депривации</text:span>.</text:p>
      <text:p text:style-name="P59"/>
      <text:p text:style-name="P59"/>
      <text:p text:style-name="P59">…</text:p>
      <text:p text:style-name="P38"/>
      <text:p text:style-name="P1"/>
      <text:p text:style-name="P42">Вопрос №34.</text:p>
      <text:p text:style-name="P4">Что в этой вещи было видно у кого-то в фазе (осознанном сне) и КАК оно им было видно? </text:p>
      <text:p text:style-name="P1">[все аспекты: общую картину, под микроскопом и т.д. - короче всё что ты искал в своей фазе - найди и в ихней]</text:p>
      <text:p text:style-name="P1"/>
      <text:p text:style-name="P29">Открытый ответ (какие мысли, образы, внутренние диалоги, ощущения, эмоции, предчувствия, проекции и т.п. возникают - всё писать сюда).</text:p>
      <text:p text:style-name="P29">Все существенные (полезные) мысли выделить жирным (т.е. те, которые не хотелось бы чтоб пропали).</text:p>
      <text:p text:style-name="P29"/>
      <text:p text:style-name="P106">Хз не помню чтоб кто-то её видел в фазе и говорил мне об этом. Вроде олька когда-то один раз. Но я не уверен. Только она видит себя в фазе.</text:p>
      <text:p text:style-name="P106"/>
      <text:p text:style-name="P106">…</text:p>
      <text:p text:style-name="P106"/>
      <text:p text:style-name="P106">блин. Она живое существо.</text:p>
      <text:p text:style-name="P59"/>
      <text:p text:style-name="P59"/>
      <text:p text:style-name="P59">…</text:p>
      <text:p text:style-name="P38"/>
      <text:p text:style-name="P1"/>
      <text:p text:style-name="P42">Вопрос №35.</text:p>
      <text:p text:style-name="P13">Что другие люди колдуют <text:span text:style-name="T10">(притягивают в твою жизнь) </text:span>связанного с этой вещью?</text:p>
      <text:p text:style-name="P41"/>
      <text:p text:style-name="P29">Открытый ответ (какие мысли, образы, внутренние диалоги, ощущения, эмоции, предчувствия, проекции и т.п. возникают - всё писать сюда).</text:p>
      <text:p text:style-name="P29">Все существенные (полезные) мысли выделить жирным (т.е. те, которые не хотелось бы чтоб пропали).</text:p>
      <text:p text:style-name="P29"/>
      <text:p text:style-name="P106">Тепла и справедливости.</text:p>
      <text:p text:style-name="P106"/>
      <text:p text:style-name="P106">Пиши проекты.</text:p>
      <text:p text:style-name="P103">Тепло</text:p>
      <text:p text:style-name="P103">Справедливость</text:p>
      <text:p text:style-name="P59"/>
      <text:p text:style-name="P59"/>
      <text:p text:style-name="P59">…</text:p>
      <text:p text:style-name="P38"/>
      <text:p text:style-name="P1"/>
      <text:p text:style-name="P43">Вопрос №36.</text:p>
      <text:p text:style-name="P4">Что другие люди <text:span text:style-name="T11">делают </text:span>связано<text:span text:style-name="T11">го с этой задачей, с целью их самоудовлетворения</text:span>?</text:p>
      <text:p text:style-name="P1"/>
      <text:p text:style-name="P30">Открытый ответ (какие мысли, образы, внутренние диалоги, ощущения, эмоции, предчувствия, проекции и т.п. возникают - всё писать сюда).</text:p>
      <text:p text:style-name="P30">Все существенные (полезные) мысли выделить жирным (т.е. те, которые не хотелось бы чтоб пропали).</text:p>
      <text:p text:style-name="P30"/>
      <text:p text:style-name="P107">Ничего. Она не позволяет. Шипит убегает прячется.</text:p>
      <text:p text:style-name="P107"/>
      <text:p text:style-name="P107">Отлично. </text:p>
      <text:p text:style-name="P60"/>
      <text:p text:style-name="P60"/>
      <text:p text:style-name="P60">…</text:p>
      <text:p text:style-name="P39"/>
      <text:p text:style-name="P1"/>
      <text:p text:style-name="P44">Вопрос №37.</text:p>
      <text:p text:style-name="P14">Что ЭТА ПРОБЛЕМА решает?</text:p>
      <text:p text:style-name="P44">(сам по себе)</text:p>
      <text:p text:style-name="P1"/>
      <text:p text:style-name="P31">Открытый ответ (какие мысли, образы, внутренние диалоги, ощущения, эмоции, предчувствия, проекции и т.п. возникают - всё писать сюда).</text:p>
      <text:p text:style-name="P31">Все существенные (полезные) мысли выделить жирным (т.е. те, которые не хотелось бы чтоб пропали).</text:p>
      <text:p text:style-name="P31"/>
      <text:p text:style-name="P107">Заменитель ребёнка, чтоб мать меня не воспринимала ребёнком. И не дарила мне блядь чупачупсы в 30 лет. Свинья тупорылая моя мама</text:p>
      <text:p text:style-name="P107"/>
      <text:p text:style-name="P107">не была б она свиньёй тупорылой ты б не привёл в дом Мусю.</text:p>
      <text:p text:style-name="P61"/>
      <text:p text:style-name="P61"/>
      <text:p text:style-name="P61">…</text:p>
      <text:p text:style-name="P40"/>
      <text:p text:style-name="P44"/>
      <text:p text:style-name="P44">Вопрос №38.</text:p>
      <text:p text:style-name="P4">Когда <text:span text:style-name="T11">впервые в истории вселенной </text:span>ЭТА ПРОБЛЕМА впервые попыталась решить то что она решает <text:span text:style-name="T11">(вещь к которой ты пришёл в вопросе №37)</text:span>? </text:p>
      <text:p text:style-name="P4"><text:span text:style-name="T11">Представь, что Эта Проблема (тогдашняя, первая в истории) </text:span>говорит <text:span text:style-name="T11">Этой Сегодняшней Проблеме (которую мы сейчас решаем), что она существует для решения ответа из вопроса №37.</text:span></text:p>
      <text:p text:style-name="P31"/>
      <text:p text:style-name="P31">Открытый ответ (какие мысли, образы, внутренние диалоги, ощущения, эмоции, предчувствия, проекции и т.п. возникают - всё писать сюда).</text:p>
      <text:p text:style-name="P31">Все существенные (полезные) мысли выделить жирным (т.е. те, которые не хотелось бы чтоб пропали).</text:p>
      <text:p text:style-name="P31"/>
      <text:p text:style-name="P107">Больно узнать что ты для кого-то лишь заменитель того что ему важно.</text:p>
      <text:p text:style-name="P107">Когда человек хочет быть со скарлет йохансон а в итоге берёт тёлку которая на неё похожа. И ебя её думает о скарлет. Это очень больно для той тёлки которой заменили.</text:p>
      <text:p text:style-name="P107">Мол она лежит и знает что её ебут только потому что скарлет. И думает “ну, зато ебут”… или “ну, зато не одна”. У неё спасение от одиночества а у него спасение от иллюзий.</text:p>
      <text:p text:style-name="P107">Изучай психиатрию. Очень нужно. Прошу тебя.видео снимай и параллельно психиатрию. Не тяни резину.</text:p>
      <text:p text:style-name="P107"/>
      <text:p text:style-name="P107">к</text:p>
      <text:p text:style-name="P61"/>
      <text:p text:style-name="P61"/>
      <text:p text:style-name="P61">…</text:p>
      <text:p text:style-name="P40"/>
      <text:p text:style-name="P44">Вопрос №39.</text:p>
      <text:p text:style-name="P14">Что ЭТА ПРОБЛЕМА колдует?</text:p>
      <text:p text:style-name="P45">Что она сама по себе притягивает в жизнь каждому кто её имеет?</text:p>
      <text:p text:style-name="P31">Открытый ответ (какие мысли, образы, внутренние диалоги, ощущения, эмоции, предчувствия, проекции и т.п. возникают - всё писать сюда).</text:p>
      <text:p text:style-name="P31">Все существенные (полезные) мысли выделить жирным (т.е. те, которые не хотелось бы чтоб пропали).</text:p>
      <text:p text:style-name="P31"/>
      <text:p text:style-name="P107">Меня. И порядок.</text:p>
      <text:p text:style-name="P107">Думаешь почему она ложится на тряпках? Потмоу что она любит бардак?</text:p>
      <text:p text:style-name="P107">Она указывает тебе место где у тебя могут завестись паразиты.</text:p>
      <text:p text:style-name="P107">Не осознанно конечно. Она тоже паразит. Семейство кошачих паразитирует на стаях птиц. На эгрегорах. Они охотники по своей природе. На жертв. Потому она и шипит на слабых характером тёлок. Ты её научил. Ты её бил ровно тогда когда у неё были ассоциации что где-то рядом слабые тёлки. Уже нет такого. <text:span text:style-name="T20">Но ассоциация осталась. Вспомни. Когда у неё течка она для тебя как сопог который надо пинать из угла в угол. Вот она и шипит на тех кто ведёт себя как тёлки у которых течка.</text:span></text:p>
      <text:p text:style-name="P107"/>
      <text:p text:style-name="P108">Эм</text:p>
      <text:p text:style-name="P108"/>
      <text:p text:style-name="P108">иди.</text:p>
      <text:p text:style-name="P108"/>
      <text:p text:style-name="P108">Нихуя себе. Я её воспитал классной.</text:p>
      <text:p text:style-name="P108"/>
      <text:p text:style-name="P108">Не классной а поддерживающей.</text:p>
      <text:p text:style-name="P108"/>
      <text:p text:style-name="P108">О_О</text:p>
      <text:p text:style-name="P108"/>
      <text:p text:style-name="P108">вот теперь всё.</text:p>
      <text:p text:style-name="P61"/>
      <text:p text:style-name="P61"/>
      <text:p text:style-name="P61">…</text:p>
      <text:p text:style-name="P40"/>
      <text:p text:style-name="P1"/>
      <text:p text:style-name="P44">Вопрос №40.</text:p>
      <text:p text:style-name="P4">Как сделать так чтоб этот <text:span text:style-name="T11">вопрос</text:span>: </text:p>
      <text:p text:style-name="P4">- Решал всемирные проблемы?</text:p>
      <text:p text:style-name="P4">- Мотивировал инфраструктуры находить <text:span text:style-name="T11">рост и ускорение роста решения </text:span>всемирных проблем?</text:p>
      <text:p text:style-name="P4">- Мотивировал инфраструктуры мотивировать другие инфраструктуры искать <text:span text:style-name="T11">рост и ускорение решения всемирных пробле</text:span>?</text:p>
      <text:p text:style-name="P1">(<text:span text:style-name="T11">я это решаю уже прикладным, но всё таки - </text:span>так навскидку)</text:p>
      <text:p text:style-name="P1"/>
      <text:p text:style-name="P31">Открытый ответ (какие мысли, образы, внутренние диалоги, ощущения, эмоции, предчувствия, проекции и т.п. возникают - всё писать сюда).</text:p>
      <text:p text:style-name="P31">Все существенные (полезные) мысли выделить жирным (т.е. те, которые не хотелось бы чтоб пропали).</text:p>
      <text:p text:style-name="P31"/>
      <text:p text:style-name="P108">Ничего не скажу. Будет рядом на камеру тогда увидишь. Щас пофигу что бы я не сказал ты не сделаеьш. Равно так как и видео ты не делаешь.</text:p>
      <text:p text:style-name="P108">Уходи. Ответ здесь отдельный проект. Соц сети, счёт в банке на кота и т.п. нету у тебя пока этого.</text:p>
      <text:p text:style-name="P108"/>
      <text:p text:style-name="P108">Полка есть. А мой банк это группа.</text:p>
      <text:p text:style-name="P108"/>
      <text:p text:style-name="P108">ТЫ ДИВИДЕНДОВ НЕ ИМЕЕШЬ.</text:p>
      <text:p text:style-name="P108"/>
      <text:p text:style-name="P108">Потому что не имею доходов с моих инвестиций. Только экономию.</text:p>
      <text:p text:style-name="P108"/>
      <text:p text:style-name="P108">ТЫ УБИЛ ДОХОДЫ. ПОТОМУ ЧТО ТЕБЯ ЧМЫРИЛИ. ВЕРНИ ДОХОДЫ. ЗАНОВО ВЫСТАВЛЯЙ ВЕСЬ ЭТОТ ХЛАМ. У меня всё. Прошу тебя не тяни резину.</text:p>
      <text:p text:style-name="P108"/>
      <text:p text:style-name="P109">Я пишу проект “<text:span text:style-name="T12">кто-то (в т.ч. я) тянет резину</text:span>”</text:p>
      <text:p text:style-name="P109"/>
      <text:p text:style-name="P109">отлично. <text:s/>Наконец-то.</text:p>
      <text:p text:style-name="P61"/>
      <text:p text:style-name="P61"/>
      <text:p text:style-name="P61">…</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1T23:26:45.946953500</meta:creation-date>
    <meta:editing-duration>PT2H45M43S</meta:editing-duration>
    <meta:editing-cycles>49</meta:editing-cycles>
    <meta:generator>LibreOffice/6.0.7.3$Linux_X86_64 LibreOffice_project/00m0$Build-3</meta:generator>
    <dc:title>Групанье в Ворде</dc:title>
    <dc:date>2020-08-12T12:03:23.834731372</dc:date>
    <meta:document-statistic meta:table-count="0" meta:image-count="0" meta:object-count="0" meta:page-count="1" meta:paragraph-count="482" meta:word-count="5228" meta:character-count="32158" meta:non-whitespace-character-count="27365"/>
    <meta:template xlink:type="simple" xlink:actuate="onRequest" xlink:title="Групанье в Ворде" xlink:href="../../../../../Templates/Групанье%20в%20Ворде.ott" meta:date="2020-08-11T23:26:41.348472892"/>
  </office:meta>
</office:document-meta>
</file>